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66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87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960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b85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1" style:family="table-cell" style:parent-style-name="Default">
      <style:table-cell-properties fo:background-color="#ff960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b85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6" style:family="table-cell" style:parent-style-name="Default">
      <style:table-cell-properties fo:border-bottom="0.99pt solid #000000" fo:background-color="#ff960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99pt solid #000000" fo:background-color="#ffb85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ce30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1" office:value-type="string" calcext:value-type="string">
            <text:p>Martes</text:p>
          </table:table-cell>
          <table:table-cell table:style-name="ce21" office:value-type="string" calcext:value-type="string">
            <text:p>Miércoles</text:p>
          </table:table-cell>
          <table:table-cell table:style-name="ce21" office:value-type="string" calcext:value-type="string">
            <text:p>Jueves</text:p>
          </table:table-cell>
          <table:table-cell table:style-name="ce21" office:value-type="string" calcext:value-type="string">
            <text:p>Viernes</text:p>
          </table:table-cell>
          <table:table-cell table:style-name="ce21" office:value-type="string" calcext:value-type="string">
            <text:p>Sábado</text:p>
          </table:table-cell>
          <table:table-cell table:style-name="ce36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22" office:value-type="string" calcext:value-type="string">
            <text:p>Día Mixto</text:p>
          </table:table-cell>
          <table:table-cell table:style-name="ce22" office:value-type="string" calcext:value-type="string">
            <text:p>Día de </text:p>
            <text:p>Encuentros</text:p>
          </table:table-cell>
          <table:table-cell table:style-name="ce37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0" office:value-type="string" calcext:value-type="string">
            <text:p>10:30hs</text:p>
            <text:p>-</text:p>
            <text:p>11:30hs</text:p>
          </table:table-cell>
          <table:table-cell table:style-name="ce40" office:value-type="string" calcext:value-type="string">
            <text:p>10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 table:number-columns-repeated="6"/>
          <table:table-cell table:style-name="ce30"/>
          <table:table-cell table:style-name="ce42" table:number-columns-spanned="1" table:number-rows-spanned="10"/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3"/>
          <table:table-cell table:style-name="ce30"/>
          <table:covered-table-cell table:style-name="ce40"/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pan text:style-name="T1">10:30hs:</text:span></text:p>
            <text:p><text:span text:style-name="T1">Paseo</text:span></text:p>
            <text:p><text:span text:style-name="T1">Matutino</text:span></text:p>
            <text:p><text:span text:style-name="T2">-11:15hs-</text:span></text:p>
          </table:table-cell>
          <table:table-cell/>
          <table:table-cell office:value-type="string" calcext:value-type="string">
            <text:p><text:span text:style-name="T1">10:30hs:</text:span></text:p>
            <text:p><text:span text:style-name="T1">Espacio de</text:span></text:p>
            <text:p><text:span text:style-name="T1">Juego</text:span></text:p>
            <text:p><text:span text:style-name="T2">11:35hs</text:span></text:p>
          </table:table-cell>
          <table:table-cell office:value-type="string" calcext:value-type="string">
            <text:p><text:span text:style-name="T1">10:30hs:</text:span></text:p>
            <text:p><text:span text:style-name="T1">Espacio de</text:span></text:p>
            <text:p><text:span text:style-name="T1">Juego</text:span></text:p>
            <text:p><text:span text:style-name="T2">11:30hs</text:span></text:p>
          </table:table-cell>
          <table:table-cell table:number-columns-repeated="2"/>
          <table:covered-table-cell table:style-name="ce40"/>
          <table:table-cell table:number-columns-repeated="2"/>
        </table:table-row>
        <table:table-row table:style-name="ro10">
          <table:table-cell table:number-columns-repeated="6"/>
          <table:table-cell table:style-name="ce30"/>
          <table:covered-table-cell table:style-name="ce40"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<text:span text:style-name="T1">11:00hs:</text:span></text:p>
            <text:p><text:span text:style-name="T1">Proyecto </text:span></text:p>
            <text:p><text:span text:style-name="T1">Rayonnage</text:span></text:p>
            <text:p><text:span text:style-name="T3">11:35hs</text:span></text:p>
          </table:table-cell>
          <table:table-cell table:style-name="ce30" office:value-type="string" calcext:value-type="string">
            <text:p><text:span text:style-name="T1">11:00hs:Estudio/</text:span></text:p>
            <text:p><text:span text:style-name="T1">Trabajo o</text:span></text:p>
            <text:p><text:span text:style-name="T1"> Código Libre</text:span></text:p>
            <text:p><text:span text:style-name="T3">11:35hs</text:span></text:p>
          </table:table-cell>
          <table:covered-table-cell table:style-name="ce40"/>
          <table:table-cell table:number-columns-repeated="2"/>
        </table:table-row>
        <table:table-row table:style-name="ro11">
          <table:table-cell table:number-columns-repeated="6"/>
          <table:table-cell table:style-name="ce30"/>
          <table:covered-table-cell table:style-name="ce40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1:30hs:</text:span></text:p>
            <text:p><text:span text:style-name="T1">Proyecto </text:span></text:p>
            <text:p><text:span text:style-name="T1">Rayonnage</text:span>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1">11:30hs:</text:span></text:p>
            <text:p><text:span text:style-name="T1">Paseo</text:span></text:p>
            <text:p><text:span text:style-name="T1">Matutino</text:span></text:p>
            <text:p><text:span text:style-name="T2">12:15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table:style-name="ce30"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 table:style-name="ce40"/>
          <table:table-cell table:number-columns-repeated="2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table:style-name="ce30" office:value-type="string" calcext:value-type="string">
            <text:p>12:00hs:Almuerzo</text:p>
            <text:p><text:span text:style-name="T3">14:30hs</text:span></text:p>
          </table:table-cell>
          <table:covered-table-cell table:style-name="ce40"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</text:span></text:p>
            <text:p><text:span text:style-name="T1">Rayonnage</text:span></text:p>
            <text:p><text:span text:style-name="T2">16:30hs</text:span></text:p>
          </table:table-cell>
          <table:table-cell table:style-name="ce30"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 table:style-name="ce40"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5:30hs:</text:span></text:p>
            <text:p><text:span text:style-name="T1">Código Libre</text:span></text:p>
            <text:p><text:span text:style-name="T2">16:30hs</text:span></text:p>
          </table:table-cell>
          <table:table-cell office:value-type="string" calcext:value-type="string">
            <text:p><text:span text:style-name="T1">16:00hs:</text:span></text:p>
            <text:p><text:span text:style-name="T1">Código Libre</text:span></text:p>
            <text:p><text:span text:style-name="T2">17:00hs</text:span></text:p>
          </table:table-cell>
          <table:table-cell office:value-type="string" calcext:value-type="string">
            <text:p><text:span text:style-name="T1">15:15hs:</text:span></text:p>
            <text:p><text:span text:style-name="T1">Espacio de</text:span></text:p>
            <text:p><text:span text:style-name="T1">Juego</text:span></text:p>
            <text:p><text:span text:style-name="T2">17:3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<text:span text:style-name="T1">16:30hs:</text:span></text:p>
            <text:p><text:span text:style-name="T1">Código Libre</text:span></text:p>
            <text:p><text:span text:style-name="T2">17:30hs-</text:span></text:p>
          </table:table-cell>
          <table:table-cell table:style-name="ce30"/>
          <table:covered-table-cell table:style-name="ce40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00hs:</text:p>
            <text:p>Salida a Sesiones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6:30hs:</text:span></text:p>
            <text:p><text:span text:style-name="T1">Paseo</text:span></text:p>
            <text:p><text:span text:style-name="T1">Vespertino</text:span></text:p>
            <text:p><text:span text:style-name="T2">17:15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8:00hs</text:span></text:p>
          </table:table-cell>
          <table:table-cell table:style-name="ce30"/>
          <table:table-cell table:style-name="ce40"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1">18:00hs:Proyecto </text:span></text:p>
            <text:p><text:span text:style-name="T1">Engranaje</text:span></text:p>
            <text:p><text:span text:style-name="T1">Embarrado</text:span></text:p>
            <text:p><text:span text:style-name="T2">20:00hs</text:span></text:p>
          </table:table-cell>
          <table:table-cell office:value-type="string" calcext:value-type="string">
            <text:p>18:00hs:</text:p>
            <text:p>Proyecto Engranaje</text:p>
            <text:p>Embarrado</text:p>
            <text:p>(Sesiones)</text:p>
            <text:p><text:span text:style-name="T3">19:30hs</text:span></text:p>
          </table:table-cell>
          <table:table-cell office:value-type="string" calcext:value-type="string">
            <text:p>18:00hs:</text:p>
            <text:p>Espacio de</text:p>
            <text:p>Juego</text:p>
            <text:p><text:span text:style-name="T3">Resto del día</text:span></text:p>
          </table:table-cell>
          <table:table-cell office:value-type="string" calcext:value-type="string">
            <text:p>18:00hs:</text:p>
            <text:p>Espacio de</text:p>
            <text:p>Juego</text:p>
            <text:p><text:span text:style-name="T3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 table:style-name="ce30"/>
          <table:table-cell table:style-name="ce42" table:number-columns-spanned="1" table:number-rows-spanned="4"/>
          <table:table-cell table:number-columns-repeated="2"/>
        </table:table-row>
        <table:table-row table:style-name="ro15">
          <table:table-cell/>
          <table:table-cell office:value-type="string" calcext:value-type="string">
            <text:p><text:span text:style-name="T1">20:00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office:value-type="string" calcext:value-type="string">
            <text:p><text:span text:style-name="T1">19:30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table:number-columns-repeated="2"/>
          <table:table-cell office:value-type="string" calcext:value-type="string">
            <text:p><text:span text:style-name="T1">19:30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table:style-name="ce30"/>
          <table:covered-table-cell table:style-name="ce40"/>
          <table:table-cell table:number-columns-repeated="2"/>
        </table:table-row>
        <table:table-row table:style-name="ro16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 table:style-name="ce30"/>
          <table:covered-table-cell table:style-name="ce40"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<text:span text:style-name="T1">22:00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table:style-name="ce30"/>
          <table:covered-table-cell table:style-name="ce40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0"/>
          <table:covered-table-cell table:style-name="ce40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<text:span text:style-name="T1">23:30hs</text:span></text:p>
            <text:p><text:span text:style-name="T1">-</text:span></text:p>
            <text:p><text:span text:style-name="T1">02:00hs</text:span></text:p>
          </table:table-cell>
          <table:table-cell table:style-name="ce27" office:value-type="string" calcext:value-type="string">
            <text:p>23:30hs</text:p>
            <text:p>-</text:p>
            <text:p>02:00hs</text:p>
          </table:table-cell>
          <table:table-cell table:style-name="ce27" office:value-type="string" calcext:value-type="string">
            <text:p>23:00hs</text:p>
            <text:p>-</text:p>
            <text:p>00:30hs</text:p>
          </table:table-cell>
          <table:table-cell table:style-name="ce27" office:value-type="string" calcext:value-type="string">
            <text:p>23:30hs</text:p>
            <text:p>-</text:p>
            <text:p>02:00hs</text:p>
          </table:table-cell>
          <table:table-cell table:style-name="ce27" office:value-type="string" calcext:value-type="string">
            <text:p>23:30hs</text:p>
            <text:p>-</text:p>
            <text:p>02:00hs</text:p>
          </table:table-cell>
          <table:table-cell table:style-name="ce27" office:value-type="string" calcext:value-type="string">
            <text:p>23:30hs</text:p>
            <text:p>-</text:p>
            <text:p>02:00hs</text:p>
          </table:table-cell>
          <table:table-cell table:style-name="ce45" office:value-type="string" calcext:value-type="string">
            <text:p>23:30hs</text:p>
            <text:p>-</text:p>
            <text:p>02:00hs</text:p>
          </table:table-cell>
          <table:table-cell table:number-columns-repeated="2"/>
        </table:table-row>
        <table:table-row table:style-name="ro18" table:number-rows-repeated="8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 table:number-columns-repeated="3"/>
          <table:table-cell table:style-name="ce3"/>
          <table:table-cell table:style-name="Default"/>
          <table:table-cell table:number-columns-repeated="4"/>
        </table:table-row>
        <table:table-row table:style-name="ro18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/>
          <table:table-cell table:style-name="ce28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1:21:18.3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6M25S</meta:editing-duration>
    <meta:editing-cycles>28</meta:editing-cycles>
    <meta:generator>LibreOffice/7.3.3.2$Windows_X86_64 LibreOffice_project/d1d0ea68f081ee2800a922cac8f79445e4603348</meta:generator>
    <dc:date>2023-04-02T12:53:58.365000000</dc:date>
    <meta:document-statistic meta:table-count="1" meta:cell-count="75" meta:object-count="0"/>
  </office:meta>
</office:document-meta>
</file>